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dfb2" officeooo:paragraph-rsid="0000dfb2"/>
    </style:style>
    <style:style style:name="P2" style:family="paragraph" style:parent-style-name="Standard">
      <style:text-properties officeooo:rsid="00027759" officeooo:paragraph-rsid="00027759"/>
    </style:style>
    <style:style style:name="P3" style:family="paragraph" style:parent-style-name="Standard" style:list-style-name="L1">
      <style:text-properties officeooo:rsid="0000dfb2" officeooo:paragraph-rsid="0000dfb2"/>
    </style:style>
    <style:style style:name="P4" style:family="paragraph" style:parent-style-name="Standard" style:list-style-name="L2">
      <style:text-properties officeooo:rsid="00027759" officeooo:paragraph-rsid="00027759"/>
    </style:style>
    <style:style style:name="P5" style:family="paragraph" style:parent-style-name="Standard" style:list-style-name="L1">
      <style:text-properties officeooo:rsid="00034e47" officeooo:paragraph-rsid="00034e47"/>
    </style:style>
    <style:style style:name="T1" style:family="text">
      <style:text-properties officeooo:rsid="00029b7f"/>
    </style:style>
    <style:style style:name="T2" style:family="text">
      <style:text-properties fo:background-color="#e0efd4" loext:char-shading-value="0"/>
    </style:style>
    <style:style style:name="T3" style:family="text">
      <style:text-properties fo:background-color="#e0efd4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fo:color="#c2e0ae" fo:background-color="transparent" loext:char-shading-value="0"/>
    </style:style>
    <style:style style:name="T6" style:family="text">
      <style:text-properties fo:color="#89c765" fo:background-color="transparent" loext:char-shading-value="0"/>
    </style:style>
    <style:style style:name="T7" style:family="text">
      <style:text-properties fo:color="#f04e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w to save <text:span text:style-name="T1">word documents</text:span> in GIT.</text:p>
      <text:p text:style-name="P2"/>
      <text:p text:style-name="P2"/>
      <text:p text:style-name="P2">How to use git for version source control of files.</text:p>
      <text:list xml:id="list1329489900" text:style-name="L1">
        <text:list-item>
          <text:p text:style-name="P3">Open terminal of the directory where the content exists. </text:p>
        </text:list-item>
        <text:list-item>
          <text:p text:style-name="P3">Right click on the directory, and choose “open in terminal”. (blog)</text:p>
        </text:list-item>
        <text:list-item>
          <text:p text:style-name="P3">Type “git status” then press enter. That tells you what you need to commit.</text:p>
          <text:list>
            <text:list-item>
              <text:p text:style-name="P5">New things are written in <text:span text:style-name="T7">red</text:span>.</text:p>
            </text:list-item>
          </text:list>
        </text:list-item>
        <text:list-item>
          <text:p text:style-name="P3">Type “git add blog_notes.odt” to add blog_notes.odt to stage.</text:p>
          <text:list>
            <text:list-item>
              <text:p text:style-name="P5">Staged new file or modified things are written in <text:span text:style-name="T6">green</text:span>. </text:p>
            </text:list-item>
          </text:list>
        </text:list-item>
        <text:list-item>
          <text:p text:style-name="P3">Once you are staged, you know that you can commit.</text:p>
        </text:list-item>
        <text:list-item>
          <text:p text:style-name="P3">Type ‘git commit -m "Elements - text and list" ‘</text:p>
          <text:list>
            <text:list-item>
              <text:p text:style-name="P5">Type your message with specific information of what is the new saved change between quotes.</text:p>
            </text:list-item>
          </text:list>
        </text:list-item>
      </text:list>
      <text:p text:style-name="P1"/>
      <text:p text:style-name="P1"/>
      <text:p text:style-name="P2">Useful commands:</text:p>
      <text:list xml:id="list2958434850" text:style-name="L2">
        <text:list-item>
          <text:p text:style-name="P4">git status</text:p>
        </text:list-item>
        <text:list-item>
          <text:p text:style-name="P4">git log</text:p>
        </text:list-item>
        <text:list-item>
          <text:p text:style-name="P4">git diff</text:p>
        </text:list-item>
      </text:list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7T13:38:08.047994886</meta:creation-date>
    <dc:date>2022-01-07T15:11:00.440210883</dc:date>
    <meta:editing-duration>PT36M3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31" meta:character-count="674" meta:non-whitespace-character-count="568"/>
  </office:meta>
</office:document-meta>
</file>